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4.1618in"/>
    </style:style>
    <style:style style:name="co4" style:family="table-column">
      <style:table-column-properties fo:break-before="auto" style:column-width="4.6319in"/>
    </style:style>
    <style:style style:name="co5" style:family="table-column">
      <style:table-column-properties fo:break-before="auto" style:column-width="4.6866in"/>
    </style:style>
    <style:style style:name="co7" style:family="table-column">
      <style:table-column-properties fo:break-before="auto" style:column-width="4.35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cccccc" fo:border="0.0008in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08in solid #000000"/>
    </style:style>
    <style:style style:name="ce4" style:family="table-cell" style:parent-style-name="Default" style:data-style-name="N100"/>
  </office:automatic-styles>
  <office:body>
    <office:spreadsheet>
      <table:table table:name="Ark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>
            <text:p>Test case:</text:p>
          </table:table-cell>
          <table:table-cell office:value-type="string">
            <text:p>Log in and get clien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Tester have log in credentials, System is available at the adress: localhost:3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Make a POST request towards endpoint /api/login</text:p>
          </table:table-cell>
          <table:table-cell table:style-name="ce3" office:value-type="string">
            <text:p>Username: tester01 Password: GteteqbQQgSr88SwNExUQv2ydb7xuf8c</text:p>
          </table:table-cell>
          <table:table-cell table:number-columns-repeated="2" table:style-name="ce3" office:value-type="string">
            <text:p>Status code 2XX, X-User-Auth token is generated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Make a GET request from /api/clients</text:p>
          </table:table-cell>
          <table:table-cell table:style-name="ce3"/>
          <table:table-cell table:number-columns-repeated="2" table:style-name="ce3" office:value-type="string">
            <text:p>Lists all the clients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Test case:</text:p>
          </table:table-cell>
          <table:table-cell office:value-type="string">
            <text:p>Log in, create and delete Cli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Tester have log in credentials, System is available at the adress: localhost:3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Make a POST request towards endpoint /api/login</text:p>
          </table:table-cell>
          <table:table-cell table:style-name="ce3" office:value-type="string">
            <text:p>Username: tester01 Password: GteteqbQQgSr88SwNExUQv2ydb7xuf8c</text:p>
          </table:table-cell>
          <table:table-cell table:number-columns-repeated="2" table:style-name="ce3" office:value-type="string">
            <text:p>Status code 2XX, X-User-Auth token is generated</text:p>
          </table:table-cell>
          <table:table-cell table:style-name="ce3" office:value-type="string">
            <text:p>Pass</text:p>
          </table:table-cell>
          <table:table-cell table:style-name="ce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Make a POST request towards endpoint /api/client/new</text:p>
          </table:table-cell>
          <table:table-cell table:style-name="ce3" office:value-type="string">
            <text:p>Name, Email and Phonenumber created by faker</text:p>
          </table:table-cell>
          <table:table-cell table:number-columns-repeated="2" table:style-name="ce3" office:value-type="string">
            <text:p>Status code 2XX, new client is created, assert that Name is correct</text:p>
          </table:table-cell>
          <table:table-cell table:style-name="ce3" office:value-type="string">
            <text:p>Pass</text:p>
          </table:table-cell>
          <table:table-cell table:style-name="ce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Make a GET request from /api/clients</text:p>
          </table:table-cell>
          <table:table-cell table:style-name="ce3"/>
          <table:table-cell table:number-columns-repeated="2" table:style-name="ce3" office:value-type="string">
            <text:p>Lists all the clients</text:p>
          </table:table-cell>
          <table:table-cell table:style-name="ce3" office:value-type="string">
            <text:p>Pass</text:p>
          </table:table-cell>
          <table:table-cell table:style-name="ce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Make a DELETE request towards /api/clients/lastid</text:p>
          </table:table-cell>
          <table:table-cell table:style-name="ce3"/>
          <table:table-cell table:number-columns-repeated="2" table:style-name="ce3" office:value-type="string">
            <text:p>Client is deleted, response contains string "true"</text:p>
          </table:table-cell>
          <table:table-cell table:style-name="ce3" office:value-type="string">
            <text:p>Pass</text:p>
          </table:table-cell>
          <table:table-cell table:style-name="ce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Test case:</text:p>
          </table:table-cell>
          <table:table-cell office:value-type="string">
            <text:p>Log in, create and delete B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Tester have log in credentials, System is available at the adress: localhost:3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Make a POST request towards endpoint /api/login</text:p>
          </table:table-cell>
          <table:table-cell table:style-name="ce3" office:value-type="string">
            <text:p>Username: tester01 Password: GteteqbQQgSr88SwNExUQv2ydb7xuf8c</text:p>
          </table:table-cell>
          <table:table-cell table:number-columns-repeated="2" table:style-name="ce3" office:value-type="string">
            <text:p>Status code 2XX, X-User-Auth token is generated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Make a POST request towards endpoint /api/bill/new</text:p>
          </table:table-cell>
          <table:table-cell table:style-name="ce3" office:value-type="string">
            <text:p>Value and Paid created by Faker</text:p>
          </table:table-cell>
          <table:table-cell table:number-columns-repeated="2" table:style-name="ce3" office:value-type="string">
            <text:p>Status code 2XX, new bill is created, assert that Value is correct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Make a GET request from /api/bills</text:p>
          </table:table-cell>
          <table:table-cell table:style-name="ce3"/>
          <table:table-cell table:style-name="ce3" office:value-type="string">
            <text:p>Lists all the clients</text:p>
          </table:table-cell>
          <table:table-cell table:style-name="ce3" office:value-type="string">
            <text:p>Lists all the bills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Make a DELETE request towards /api/bills/lastid</text:p>
          </table:table-cell>
          <table:table-cell table:style-name="ce3"/>
          <table:table-cell table:number-columns-repeated="2" table:style-name="ce3" office:value-type="string">
            <text:p>Bill is deleted, response contains string "true"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Test case:</text:p>
          </table:table-cell>
          <table:table-cell office:value-type="string">
            <text:p>Log in, create and delete Roo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Tester have log in credentials, System is available at the adress: localhost:3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Make a POST request towards endpoint /api/login</text:p>
          </table:table-cell>
          <table:table-cell table:style-name="ce3" office:value-type="string">
            <text:p>Username: tester01 Password: GteteqbQQgSr88SwNExUQv2ydb7xuf8c</text:p>
          </table:table-cell>
          <table:table-cell table:number-columns-repeated="2" table:style-name="ce3" office:value-type="string">
            <text:p>Status code 2XX, X-User-Auth token is generated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Make a POST request towards endpoint /api/room/new</text:p>
          </table:table-cell>
          <table:table-cell table:style-name="ce3" office:value-type="string">
            <text:p>Category, Number, Floor, Available, price and features created by faker</text:p>
          </table:table-cell>
          <table:table-cell table:number-columns-repeated="2" table:style-name="ce3" office:value-type="string">
            <text:p>Status code 2XX, new room is created, assert that Floor is correct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Make a GET request from /api/rooms</text:p>
          </table:table-cell>
          <table:table-cell table:style-name="Default"/>
          <table:table-cell table:number-columns-repeated="2" table:style-name="ce3" office:value-type="string">
            <text:p>Lists all the rooms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Make a DELETE request towards /api/rooms/lastid</text:p>
          </table:table-cell>
          <table:table-cell table:style-name="ce3"/>
          <table:table-cell table:number-columns-repeated="2" table:style-name="ce3" office:value-type="string">
            <text:p>Room is deleted, response contains string "true"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Test case:</text:p>
          </table:table-cell>
          <table:table-cell office:value-type="string">
            <text:p>Log in, create and delete Reserv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Tester have log in credentials, System is available at the adress: localhost:3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Make a POST request towards endpoint /api/login</text:p>
          </table:table-cell>
          <table:table-cell table:style-name="ce3" office:value-type="string">
            <text:p>Username: tester01 Password: GteteqbQQgSr88SwNExUQv2ydb7xuf8c</text:p>
          </table:table-cell>
          <table:table-cell table:number-columns-repeated="2" table:style-name="ce3" office:value-type="string">
            <text:p>Status code 2XX, X-User-Auth token is generated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Make a POST request towards endpoint /api/reservation/new</text:p>
          </table:table-cell>
          <table:table-cell table:style-name="ce3" office:value-type="string">
            <text:p>start: 2022-01-01 end: 2022-02-03. client, room and bill chosen by faker</text:p>
          </table:table-cell>
          <table:table-cell table:number-columns-repeated="2" table:style-name="ce3" office:value-type="string">
            <text:p>Status code 2XX, new reservation is created, assert that room is correct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Make a GET request from /api/reservations</text:p>
          </table:table-cell>
          <table:table-cell table:style-name="ce3"/>
          <table:table-cell table:number-columns-repeated="2" table:style-name="ce3" office:value-type="string">
            <text:p>Lists all the reservations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Make a DELETE request towards /api/reservations/lastid</text:p>
          </table:table-cell>
          <table:table-cell table:style-name="ce3"/>
          <table:table-cell table:number-columns-repeated="2" table:style-name="ce3" office:value-type="string">
            <text:p>Reservation is deleted, response contains string "true"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 table:number-rows-repeated="11">
          <table:table-cell table:style-name="Default" table:number-columns-repeated="7"/>
          <table:table-cell table:number-columns-repeated="1017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6">11/26/2021</text:date>, <text:time>19:25:4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14:02:15.41</meta:creation-date>
    <dc:date>2021-11-26T19:25:41.54</dc:date>
    <meta:editing-duration>PT3M10S</meta:editing-duration>
    <meta:editing-cycles>1</meta:editing-cycles>
    <meta:generator>OpenOffice/4.1.7$Win32 OpenOffice.org_project/417m1$Build-9800</meta:generator>
    <meta:document-statistic meta:table-count="3" meta:cell-count="184" meta:object-count="0"/>
  </office:meta>
</office:document-meta>
</file>